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8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0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14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15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16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8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9" style:family="graphic" style:parent-style-name="objectwithoutfill">
      <style:graphic-properties svg:stroke-color="#000000" draw:fill="none" draw:fill-color="#ffffff" draw:textarea-vertical-align="middle"/>
    </style:style>
    <style:style style:name="gr20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6cm" svg:height="1.397cm" svg:x="1.889cm" svg:y="1.89cm">
          <draw:text-box>
            <text:p><text:span text:style-name="T1">L+G Operation Scenario 01</text:span></text:p>
          </draw:text-box>
        </draw:frame>
        <draw:g xml:id="id2" draw:id="id2">
          <draw:g>
            <draw:g>
              <draw:custom-shape draw:style-name="gr2" draw:text-style-name="P2" draw:layer="layout" svg:width="5.334cm" svg:height="8.128cm" svg:x="25.843cm" svg:y="6.4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1" draw:layer="layout" svg:width="3.048cm" svg:height="1.397cm" svg:x="26.351cm" svg:y="9.6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3" draw:text-style-name="P2" draw:layer="layout" svg:width="2.54cm" svg:height="2.413cm" svg:x="31.798cm" svg:y="8.7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4" draw:text-style-name="P3" draw:layer="layout" svg:width="4.826cm" svg:height="1.266cm" svg:x="30.655cm" svg:y="11.449cm">
                <draw:text-box>
                  <text:p text:style-name="P2"><text:span text:style-name="T1">Mining</text:span></text:p>
                </draw:text-box>
              </draw:frame>
            </draw:g>
            <draw:custom-shape draw:style-name="gr5" draw:text-style-name="P2" draw:layer="layout" svg:width="13.081cm" svg:height="12.192cm" svg:x="23.557cm" svg:y="4.8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4.7cm" svg:y="15.382cm">
              <draw:text-box>
                <text:p text:style-name="P2"><text:span text:style-name="T1">L+G Data Center</text:span></text:p>
              </draw:text-box>
            </draw:frame>
          </draw:g>
          <draw:frame draw:style-name="gr6" draw:text-style-name="P3" draw:layer="layout" svg:width="1.651cm" svg:height="1.27cm" svg:x="24.105cm" svg:y="5.632cm">
            <draw:text-box>
              <text:p text:style-name="P2"><text:span text:style-name="T1">(c)</text:span></text:p>
            </draw:text-box>
          </draw:frame>
        </draw:g>
        <draw:g xml:id="id1" draw:id="id1">
          <draw:g>
            <draw:line draw:style-name="gr7" draw:text-style-name="P2" draw:layer="layout" svg:x1="27.976cm" svg:y1="29.22cm" svg:x2="27.976cm" svg:y2="32.269cm">
              <text:p/>
            </draw:line>
            <draw:line draw:style-name="gr8" draw:text-style-name="P2" draw:layer="layout" svg:x1="26.642cm" svg:y1="30.156cm" svg:x2="29.309cm" svg:y2="30.156cm">
              <text:p/>
            </draw:line>
            <draw:line draw:style-name="gr8" draw:text-style-name="P2" draw:layer="layout" svg:x1="26.642cm" svg:y1="33.216cm" svg:x2="27.976cm" svg:y2="32.2cm">
              <text:p/>
            </draw:line>
            <draw:line draw:style-name="gr8" draw:text-style-name="P2" draw:layer="layout" svg:x1="29.309cm" svg:y1="33.205cm" svg:x2="27.999cm" svg:y2="32.221cm">
              <text:p/>
            </draw:line>
            <draw:custom-shape draw:style-name="gr9" draw:text-style-name="P2" draw:layer="layout" svg:width="1.778cm" svg:height="1.525cm" svg:x="27.087cm" svg:y="27.6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5.553cm" svg:y="33.343cm">
              <draw:text-box>
                <text:p text:style-name="P2"><text:span text:style-name="T1">DBAdmin</text:span></text:p>
              </draw:text-box>
            </draw:frame>
          </draw:g>
          <draw:g>
            <draw:line draw:style-name="gr7" draw:text-style-name="P2" draw:layer="layout" svg:x1="32.802cm" svg:y1="29.207cm" svg:x2="32.802cm" svg:y2="32.256cm">
              <text:p/>
            </draw:line>
            <draw:line draw:style-name="gr8" draw:text-style-name="P2" draw:layer="layout" svg:x1="31.468cm" svg:y1="30.143cm" svg:x2="34.135cm" svg:y2="30.143cm">
              <text:p/>
            </draw:line>
            <draw:line draw:style-name="gr8" draw:text-style-name="P2" draw:layer="layout" svg:x1="31.468cm" svg:y1="33.203cm" svg:x2="32.802cm" svg:y2="32.187cm">
              <text:p/>
            </draw:line>
            <draw:line draw:style-name="gr8" draw:text-style-name="P2" draw:layer="layout" svg:x1="34.135cm" svg:y1="33.192cm" svg:x2="32.825cm" svg:y2="32.208cm">
              <text:p/>
            </draw:line>
            <draw:custom-shape draw:style-name="gr9" draw:text-style-name="P2" draw:layer="layout" svg:width="1.778cm" svg:height="1.525cm" svg:x="31.913cm" svg:y="27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30.379cm" svg:y="33.33cm">
              <draw:text-box>
                <text:p text:style-name="P2"><text:span text:style-name="T1">DevOp</text:span></text:p>
              </draw:text-box>
            </draw:frame>
          </draw:g>
          <draw:custom-shape draw:style-name="gr5" draw:text-style-name="P2" draw:layer="layout" svg:width="11.303cm" svg:height="9.779cm" svg:x="24.764cm" svg:y="27.10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12.065cm" svg:height="1.397cm" svg:x="24.256cm" svg:y="35.362cm">
            <draw:text-box>
              <text:p text:style-name="P2"><text:span text:style-name="T1">L+G Maintenance Crew</text:span></text:p>
            </draw:text-box>
          </draw:frame>
          <draw:frame draw:style-name="gr6" draw:text-style-name="P3" draw:layer="layout" svg:width="1.651cm" svg:height="1.27cm" svg:x="25.018cm" svg:y="27.488cm">
            <draw:text-box>
              <text:p text:style-name="P2"><text:span text:style-name="T1">(d)</text:span></text:p>
            </draw:text-box>
          </draw:frame>
        </draw:g>
        <draw:line draw:style-name="gr10" draw:text-style-name="P2" draw:layer="layout" svg:x1="42.716cm" svg:y1="1.508cm" svg:x2="42.716cm" svg:y2="40.116cm">
          <text:p/>
        </draw:line>
        <draw:connector draw:style-name="gr11" draw:text-style-name="P2" draw:layer="layout" svg:x1="30.288cm" svg:y1="27.107cm" svg:x2="30.288cm" svg:y2="17.033cm" draw:start-shape="id1" draw:start-glue-point="0" draw:end-shape="id2" svg:d="M30288 27107v-10074" svg:viewBox="0 0 1 10075">
          <text:p/>
        </draw:connector>
        <draw:custom-shape draw:style-name="gr12" draw:text-style-name="P2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9.167cm" svg:y1="1.559cm" svg:x2="19.167cm" svg:y2="40.167cm">
          <text:p/>
        </draw:line>
        <draw:g xml:id="id4" draw:id="id4">
          <draw:g>
            <draw:g>
              <draw:custom-shape draw:style-name="gr13" draw:text-style-name="P2" draw:layer="layout" svg:width="4.318cm" svg:height="6.01cm" svg:x="6.588cm" svg:y="8.1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4" draw:text-style-name="P4" draw:layer="layout" svg:width="3.632cm" svg:height="1.843cm" svg:x="6.99cm" svg:y="11.429cm">
                <draw:text-box>
                  <text:p text:style-name="P2"><text:span text:style-name="T2">Mobile Device</text:span></text:p>
                </draw:text-box>
              </draw:frame>
              <draw:g>
                <draw:path draw:style-name="gr15" draw:text-style-name="P5" draw:layer="layout" svg:width="2.171cm" svg:height="0.634cm" svg:x="7.696cm" svg:y="9.165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15" draw:text-style-name="P5" draw:layer="layout" svg:width="2.171cm" svg:height="0.634cm" svg:x="7.708cm" svg:y="9.94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15" draw:text-style-name="P5" draw:layer="layout" svg:width="2.171cm" svg:height="0.634cm" svg:x="7.721cm" svg:y="10.714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6" draw:text-style-name="P3" draw:layer="layout" svg:width="1.651cm" svg:height="1.27cm" svg:x="4.912cm" svg:y="7.018cm">
              <draw:text-box>
                <text:p text:style-name="P2"><text:span text:style-name="T1">(b)</text:span></text:p>
              </draw:text-box>
            </draw:frame>
          </draw:g>
          <draw:custom-shape draw:style-name="gr5" draw:text-style-name="P2" draw:layer="layout" svg:width="8.382cm" svg:height="8.636cm" svg:x="4.302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g>
            <draw:g>
              <draw:line draw:style-name="gr7" draw:text-style-name="P2" draw:layer="layout" svg:x1="8.376cm" svg:y1="30.54cm" svg:x2="8.376cm" svg:y2="33.589cm">
                <text:p/>
              </draw:line>
              <draw:line draw:style-name="gr8" draw:text-style-name="P2" draw:layer="layout" svg:x1="7.042cm" svg:y1="31.476cm" svg:x2="9.709cm" svg:y2="31.476cm">
                <text:p/>
              </draw:line>
              <draw:line draw:style-name="gr8" draw:text-style-name="P2" draw:layer="layout" svg:x1="7.042cm" svg:y1="34.536cm" svg:x2="8.376cm" svg:y2="33.52cm">
                <text:p/>
              </draw:line>
              <draw:line draw:style-name="gr8" draw:text-style-name="P2" draw:layer="layout" svg:x1="9.709cm" svg:y1="34.525cm" svg:x2="8.399cm" svg:y2="33.541cm">
                <text:p/>
              </draw:line>
              <draw:custom-shape draw:style-name="gr9" draw:text-style-name="P2" draw:layer="layout" svg:width="1.778cm" svg:height="1.525cm" svg:x="7.487cm" svg:y="28.9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5.953cm" svg:y="34.663cm">
                <draw:text-box>
                  <text:p text:style-name="P2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6.099cm" svg:y="28.105cm">
              <draw:text-box>
                <text:p text:style-name="P2"><text:span text:style-name="T1">(a)</text:span></text:p>
              </draw:text-box>
            </draw:frame>
          </draw:g>
          <draw:custom-shape draw:style-name="gr5" draw:text-style-name="P2" draw:layer="layout" svg:width="8.382cm" svg:height="8.636cm" svg:x="4.302cm" svg:y="27.678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line draw:style-name="gr7" draw:text-style-name="P2" draw:layer="layout" svg:x1="51.328cm" svg:y1="29.978cm" svg:x2="51.328cm" svg:y2="33.027cm">
                <text:p/>
              </draw:line>
              <draw:line draw:style-name="gr8" draw:text-style-name="P2" draw:layer="layout" svg:x1="49.994cm" svg:y1="30.914cm" svg:x2="52.661cm" svg:y2="30.914cm">
                <text:p/>
              </draw:line>
              <draw:line draw:style-name="gr8" draw:text-style-name="P2" draw:layer="layout" svg:x1="49.994cm" svg:y1="33.974cm" svg:x2="51.328cm" svg:y2="32.958cm">
                <text:p/>
              </draw:line>
              <draw:line draw:style-name="gr8" draw:text-style-name="P2" draw:layer="layout" svg:x1="52.661cm" svg:y1="33.963cm" svg:x2="51.351cm" svg:y2="32.979cm">
                <text:p/>
              </draw:line>
              <draw:custom-shape draw:style-name="gr9" draw:text-style-name="P2" draw:layer="layout" svg:width="1.778cm" svg:height="1.525cm" svg:x="50.439cm" svg:y="28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8.905cm" svg:y="34.101cm">
                <draw:text-box>
                  <text:p text:style-name="P2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9.051cm" svg:y="27.543cm">
              <draw:text-box>
                <text:p text:style-name="P2"><text:span text:style-name="T1">(f)</text:span></text:p>
              </draw:text-box>
            </draw:frame>
          </draw:g>
          <draw:custom-shape draw:style-name="gr5" draw:text-style-name="P2" draw:layer="layout" svg:width="9.779cm" svg:height="10.398cm" svg:x="46.619cm" svg:y="26.797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g>
            <draw:g>
              <draw:custom-shape draw:style-name="gr2" draw:text-style-name="P2" draw:layer="layout" svg:width="8.89cm" svg:height="5.08cm" svg:x="47.378cm" svg:y="7.91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3.429cm" svg:height="1.27cm" svg:x="52.204cm" svg:y="11.2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7" draw:text-style-name="P2" draw:layer="layout" svg:width="3.048cm" svg:height="2.159cm" svg:x="52.331cm" svg:y="8.6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8" draw:text-style-name="P2" draw:layer="layout" svg:width="3.048cm" svg:height="2.159cm" svg:x="52.458cm" svg:y="8.5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2" draw:layer="layout" svg:width="3.937cm" svg:height="2.54cm" svg:x="47.759cm" svg:y="9.9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9" draw:text-style-name="P2" draw:layer="layout" svg:x1="48.034cm" svg:y1="10.26cm" svg:x2="48.034cm" svg:y2="12.165cm">
                      <text:p/>
                    </draw:line>
                    <draw:line draw:style-name="gr19" draw:text-style-name="P2" draw:layer="layout" svg:x1="48.034cm" svg:y1="12.165cm" svg:x2="51.422cm" svg:y2="12.165cm">
                      <text:p/>
                    </draw:line>
                  </draw:g>
                  <draw:custom-shape draw:style-name="gr20" draw:text-style-name="P2" draw:layer="layout" svg:width="3.175cm" svg:height="1.27cm" svg:x="48.13cm" svg:y="10.8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20" draw:text-style-name="P2" draw:layer="layout" svg:width="3.937cm" svg:height="1.27cm" svg:x="47.759cm" svg:y="8.291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3" draw:layer="layout" svg:width="8.89cm" svg:height="1.27cm" svg:x="47.378cm" svg:y="13.371cm">
                <draw:text-box>
                  <text:p text:style-name="P2"><text:span text:style-name="T1">Aggregation Monitor</text:span></text:p>
                </draw:text-box>
              </draw:frame>
            </draw:g>
            <draw:frame draw:style-name="gr6" draw:text-style-name="P3" draw:layer="layout" svg:width="2.286cm" svg:height="1.27cm" svg:x="45.6cm" svg:y="6.732cm">
              <draw:text-box>
                <text:p text:style-name="P2"><text:span text:style-name="T1">(e)</text:span></text:p>
              </draw:text-box>
            </draw:frame>
          </draw:g>
          <draw:custom-shape draw:style-name="gr5" draw:text-style-name="P2" draw:layer="layout" svg:width="11.811cm" svg:height="10.779cm" svg:x="45.605cm" svg:y="5.548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2" draw:layer="layout" svg:x1="8.493cm" svg:y1="27.678cm" svg:x2="8.493cm" svg:y2="15.255cm" draw:start-shape="id3" draw:start-glue-point="0" draw:end-shape="id4" draw:end-glue-point="2" svg:d="M8493 27678v-12423" svg:viewBox="0 0 1 12424">
          <text:p/>
        </draw:connector>
        <draw:connector draw:style-name="gr21" draw:text-style-name="P2" draw:layer="layout" svg:x1="51.508cm" svg:y1="26.797cm" svg:x2="51.508cm" svg:y2="16.327cm" draw:start-shape="id5" draw:start-glue-point="0" draw:end-shape="id6" draw:end-glue-point="2" svg:d="M51508 26797v-10470" svg:viewBox="0 0 1 10471">
          <text:p/>
        </draw:connector>
        <draw:connector draw:style-name="gr22" draw:text-style-name="P2" draw:layer="layout" svg:x1="12.684cm" svg:y1="10.937cm" svg:x2="23.557cm" svg:y2="10.937cm" draw:start-shape="id4" draw:start-glue-point="1" draw:end-shape="id2" draw:end-glue-point="3" svg:d="M12684 10937h10873" svg:viewBox="0 0 10874 1">
          <text:p/>
        </draw:connector>
        <draw:connector draw:style-name="gr23" draw:text-style-name="P2" draw:layer="layout" svg:x1="45.6cm" svg:y1="10.937cm" svg:x2="37.019cm" svg:y2="10.937cm" draw:start-shape="id6" draw:start-glue-point="3" draw:end-shape="id2" draw:end-glue-point="1" svg:d="M45600 10937h-8581" svg:viewBox="0 0 8582 1">
          <text:p/>
        </draw:connector>
        <draw:frame draw:style-name="gr24" draw:text-style-name="P3" draw:layer="layout" svg:width="4.699cm" svg:height="1.119cm" svg:x="8.093cm" svg:y="22.146cm">
          <draw:text-box>
            <text:p text:style-name="P2"><text:span text:style-name="T1">carries</text:span></text:p>
          </draw:text-box>
        </draw:frame>
        <draw:frame draw:style-name="gr24" draw:text-style-name="P3" draw:layer="layout" svg:width="8.636cm" svg:height="1.119cm" svg:x="13.954cm" svg:y="11.322cm">
          <draw:text-box>
            <text:p text:style-name="P2"><text:span text:style-name="T1">&lt; sends information</text:span></text:p>
          </draw:text-box>
        </draw:frame>
        <draw:frame draw:style-name="gr24" draw:text-style-name="P3" draw:layer="layout" svg:width="6.477cm" svg:height="1.119cm" svg:x="15.478cm" svg:y="9.406cm">
          <draw:text-box>
            <text:p text:style-name="P2"><text:span text:style-name="T1">sends data &gt;</text:span></text:p>
          </draw:text-box>
        </draw:frame>
        <draw:frame draw:style-name="gr24" draw:text-style-name="P3" draw:layer="layout" svg:width="7.493cm" svg:height="1.119cm" svg:x="37.703cm" svg:y="9.406cm">
          <draw:text-box>
            <text:p text:style-name="P2"><text:span text:style-name="T1">queries agg. data</text:span></text:p>
          </draw:text-box>
        </draw:frame>
        <draw:frame draw:style-name="gr24" draw:text-style-name="P3" draw:layer="layout" svg:width="7.493cm" svg:height="1.119cm" svg:x="29.068cm" svg:y="22.146cm">
          <draw:text-box>
            <text:p text:style-name="P2"><text:span text:style-name="T1">maintains</text:span></text:p>
          </draw:text-box>
        </draw:frame>
        <draw:frame draw:style-name="gr6" draw:text-style-name="P3" draw:layer="layout" svg:width="7.493cm" svg:height="1.27cm" svg:x="49.007cm" svg:y="22.07cm">
          <draw:text-box>
            <text:p text:style-name="P2"><text:span text:style-name="T1">u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8-12T16:58:07.370796729</dc:date>
    <dc:creator>darjeeling </dc:creator>
    <meta:editing-duration>PT29M24S</meta:editing-duration>
    <meta:editing-cycles>11</meta:editing-cycles>
    <meta:generator>LibreOffice/4.2.4.2$Linux_X86_64 LibreOffice_project/420m0$Build-2</meta:generator>
    <meta:document-statistic meta:object-count="97"/>
  </office:meta>
</office:document-meta>
</file>